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hadeva" svg:font-family="Sahadev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14pt" fo:font-style="normal" style:text-underline-style="none" fo:font-weight="normal" officeooo:rsid="0002ec73" officeooo:paragraph-rsid="000f0515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Sahadeva" fo:font-size="15pt" fo:font-style="normal" style:text-underline-style="solid" style:text-underline-width="auto" style:text-underline-color="font-color" fo:font-weight="bold" officeooo:rsid="00020c23" officeooo:paragraph-rsid="000d1a12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Sahadeva" fo:font-size="16pt" fo:font-style="normal" style:text-underline-style="solid" style:text-underline-width="auto" style:text-underline-color="font-color" fo:font-weight="bold" officeooo:rsid="00020c23" officeooo:paragraph-rsid="000d1a12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Sahadeva" fo:font-size="14pt" fo:font-style="normal" style:text-underline-style="solid" style:text-underline-width="auto" style:text-underline-color="font-color" fo:font-weight="bold" officeooo:rsid="0002ec73" officeooo:paragraph-rsid="000f0515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4pt" fo:letter-spacing="normal" fo:font-style="normal" style:text-underline-style="none" fo:font-weight="normal" officeooo:rsid="0002ec73" officeooo:paragraph-rsid="000f0515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fcd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FFERENCE BETWEEN </text:p>
      <text:p text:style-name="P3">“MULTI-TASKING VS MULTI-THREADING”</text:p>
      <text:p text:style-name="P4">Multi-tasking</text:p>
      <text:p text:style-name="P5"><text:span text:style-name="T1">In </text:span>Ear<text:span text:style-name="T1">ly era</text:span> when computers were invented, a user was allowed to submit only job or task at a time. But later with availability of high-speed processor, one can submit more than one task.</text:p>
      <text:p text:style-name="P1">Multi-tasking means doing multiple tasks at a time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hadeva" svg:font-family="Sahadev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8T18:34:28.448701081</meta:creation-date>
    <meta:generator>LibreOffice/6.0.7.3$Linux_X86_64 LibreOffice_project/00m0$Build-3</meta:generator>
    <dc:date>2020-06-28T18:39:20.682268002</dc:date>
    <meta:editing-duration>PT4M52S</meta:editing-duration>
    <meta:editing-cycles>2</meta:editing-cycles>
    <meta:document-statistic meta:table-count="0" meta:image-count="0" meta:object-count="0" meta:page-count="1" meta:paragraph-count="5" meta:word-count="48" meta:character-count="305" meta:non-whitespace-character-count="260"/>
  </office:meta>
</office:document-meta>
</file>